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 text:c="74"/></text:span><text:span text:style-name="T1">Last Editor:</text:span><text:span text:style-name="T2"> <text:s text:c="8"/></text:span><text:span text:style-name="T1">Ver:</text:span><text:span text:style-name="T2"> <text:s text:c="5"/></text:span><text:span text:style-name="T1">Date:</text:span><text:span text:style-name="T2"> <text:s text:c="7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38"/></text:span><text:span text:style-name="T2"><text:s text:c="9"/></text:span><text:span text:style-name="T1">Related files:</text:span><text:span text:style-name="T2"> <text:s text:c="45"/></text:span><text:span text:style-name="T1">Scale:</text:span><text:span text:style-name="T2"> <text:s text:c="7"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10T17:40:36.702000000</dc:date>
    <meta:editing-duration>PT32M34S</meta:editing-duration>
    <meta:editing-cycles>5</meta:editing-cycles>
    <meta:generator>LibreOffice/6.3.5.2$Windows_X86_64 LibreOffice_project/dd0751754f11728f69b42ee2af66670068624673</meta:generator>
    <meta:document-statistic meta:object-count="3"/>
  </office:meta>
</office:document-meta>
</file>